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ealth" table:style-name="ta1">
        <table:shapes>
          <draw:frame draw:z-index="0" draw:style-name="gr1" draw:text-style-name="P1" svg:width="16.0543in" svg:height="3.5449in" svg:x="2.8614in" svg:y="0.3142in">
            <draw:object draw:notify-on-update-of-ranges="Wealth.B2:Wealth.B6 Wealth.C2:Wealth.C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00" calcext:value-type="float">
            <text:p>3,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0000" calcext:value-type="float">
            <text:p>150,000</text:p>
          </table:table-cell>
          <table:table-cell office:value-type="float" office:value="400000" calcext:value-type="float">
            <text:p>400,000</text:p>
          </table:table-cell>
        </table:table-row>
        <table:table-row table:style-name="ro1">
          <table:table-cell/>
          <table:table-cell office:value-type="float" office:value="420000" calcext:value-type="float">
            <text:p>420,000</text:p>
          </table:table-cell>
          <table:table-cell office:value-type="float" office:value="700000" calcext:value-type="float">
            <text:p>700,000</text:p>
          </table:table-cell>
        </table:table-row>
        <table:table-row table:style-name="ro1">
          <table:table-cell/>
          <table:table-cell office:value-type="float" office:value="666666" calcext:value-type="float">
            <text:p>666,666</text:p>
          </table:table-cell>
          <table:table-cell office:value-type="float" office:value="1000000" calcext:value-type="float">
            <text:p>1,000,000</text:p>
          </table:table-cell>
        </table:table-row>
      </table:table>
      <table:table table:name="Component" table:style-name="ta1">
        <table:shapes>
          <draw:frame draw:z-index="0" draw:style-name="gr1" draw:text-style-name="P1" svg:width="15.0894in" svg:height="3.5449in" svg:x="2.8508in" svg:y="0.1988in">
            <draw:object draw:notify-on-update-of-ranges="Component.B2:Component.B5 Component.C2:Component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,0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5000" calcext:value-type="float">
            <text:p>25,000</text:p>
          </table:table-cell>
        </table:table-row>
        <table:table-row table:style-name="ro1">
          <table:table-cell/>
          <table:table-cell office:value-type="float" office:value="1000" calcext:value-type="float">
            <text:p>1,000</text:p>
          </table:table-cell>
          <table:table-cell office:value-type="float" office:value="150000" calcext:value-type="float">
            <text:p>150,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3">00/00/0000</text:date>, <text:time style:data-style-name="N2" text:time-value="19:20:33.1499452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3T19:11:06.829904402</meta:creation-date>
    <meta:generator>LibreOffice/7.5.4.2$Linux_X86_64 LibreOffice_project/50$Build-2</meta:generator>
    <dc:date>2023-06-23T19:40:22.932495944</dc:date>
    <meta:editing-duration>PT21M3S</meta:editing-duration>
    <meta:editing-cycles>2</meta:editing-cycles>
    <meta:document-statistic meta:table-count="2" meta:cell-count="18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328cm" svg:height="9.005cm" xlink:href=".." xlink:type="simple" chart:class="chart:scatter" chart:style-name="ch1">
        <chart:legend chart:legend-position="end" svg:x="35.476cm" svg:y="4.203cm" style:legend-expansion="high" chart:style-name="ch2"/>
        <chart:plot-area chart:style-name="ch3" table:cell-range-address="Component.B2:Component.C5" svg:x="0.766cm" svg:y="0.18cm" svg:width="33.944cm" svg:height="8.645cm">
          <chart:coordinate-region svg:x="2.128cm" svg:y="0.379cm" svg:width="32.21cm" svg:height="7.799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Component.C2:Component.C5" chart:class="chart:scatter">
            <chart:domain table:cell-range-address="Component.B2:Component.B5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mponent.B2:Component.B5</svg:desc>
                </draw:g>
              </table:table-cell>
              <table:table-cell office:value-type="float" office:value="0">
                <text:p>0</text:p>
                <draw:g>
                  <svg:desc>Component.C2:Component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50000">
                <text:p>15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3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0.779cm" svg:height="9.005cm" xlink:href=".." xlink:type="simple" chart:class="chart:scatter" chart:style-name="ch1">
        <chart:plot-area chart:style-name="ch2" table:cell-range-address="Wealth.B2:Wealth.C6" svg:x="0.815cm" svg:y="0.18cm" svg:width="39.149cm" svg:height="8.645cm">
          <chart:coordinate-region svg:x="2.574cm" svg:y="0.379cm" svg:width="36.78cm" svg:height="7.799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Wealth.C2:Wealth.C6" chart:class="chart:scatter">
            <chart:domain table:cell-range-address="Wealth.B2:Wealth.B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Wealth.B2:Wealth.B6</svg:desc>
                </draw:g>
              </table:table-cell>
              <table:table-cell office:value-type="float" office:value="0">
                <text:p>0</text:p>
                <draw:g>
                  <svg:desc>Wealth.C2:Wealth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00">
                <text:p>3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00">
                <text:p>150000</text:p>
              </table:table-cell>
              <table:table-cell office:value-type="float" office:value="400000">
                <text:p>4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0000">
                <text:p>420000</text:p>
              </table:table-cell>
              <table:table-cell office:value-type="float" office:value="700000">
                <text:p>7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6666">
                <text:p>666666</text:p>
              </table:table-cell>
              <table:table-cell office:value-type="float" office:value="1000000">
                <text:p>100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